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e9d3" officeooo:paragraph-rsid="0014e9d3"/>
    </style:style>
    <style:style style:name="P2" style:family="paragraph" style:parent-style-name="Standard">
      <style:text-properties officeooo:rsid="001f1b57" officeooo:paragraph-rsid="001f1b57"/>
    </style:style>
    <style:style style:name="P3" style:family="paragraph" style:parent-style-name="Standard">
      <style:text-properties officeooo:rsid="0025f6e0" officeooo:paragraph-rsid="0025f6e0"/>
    </style:style>
    <style:style style:name="P4" style:family="paragraph" style:parent-style-name="Standard">
      <style:text-properties officeooo:rsid="0025f6e0" officeooo:paragraph-rsid="002ba783"/>
    </style:style>
    <style:style style:name="P5" style:family="paragraph" style:parent-style-name="Standard">
      <style:text-properties officeooo:rsid="002ba783" officeooo:paragraph-rsid="002ba783"/>
    </style:style>
    <style:style style:name="P6" style:family="paragraph" style:parent-style-name="Standard">
      <style:text-properties officeooo:paragraph-rsid="002ba783"/>
    </style:style>
    <style:style style:name="T1" style:family="text">
      <style:text-properties officeooo:rsid="002ba783"/>
    </style:style>
    <style:style style:name="T2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text-emphasize="none"/>
    </style:style>
    <style:style style:name="T3" style:family="text">
      <style:text-properties officeooo:rsid="002f7dcf"/>
    </style:style>
    <style:style style:name="T4" style:family="text">
      <style:text-properties officeooo:rsid="0030be1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检测一下为什么我们的算法效果不好？</text:p>
      <text:p text:style-name="P3">分析两个算法效果好的，两个算法效果不好的。</text:p>
      <text:p text:style-name="P3"><text:tab/>数据集的特点</text:p>
      <text:p text:style-name="P3"><text:tab/>矩阵的特点</text:p>
      <text:p text:style-name="P3"><text:tab/>剪枝的特点</text:p>
      <text:p text:style-name="P3"><text:tab/>增加ｕｎｂａｌａｎｃｅ的特点</text:p>
      <text:p text:style-name="P3"><text:tab/>分类器的准确率</text:p>
      <text:p text:style-name="P3"/>
      <text:p text:style-name="P3"/>
      <text:p text:style-name="P3">!!: 其他的算法没有记录中间过程<text:span text:style-name="T3">。在以后的实验过程中需要记录，已备和我们的算法效果对比。</text:span></text:p>
      <text:p text:style-name="P3"/>
      <text:p text:style-name="P3"/>
      <text:p text:style-name="P3"/>
      <text:p text:style-name="P3"/>
      <text:p text:style-name="P3">分析结果</text:p>
      <text:p text:style-name="P6"><text:span text:style-name="T1">Linear_svc – </text:span><text:span text:style-name="T2">cleveland</text:span></text:p>
      <text:p text:style-name="P6"><text:span text:style-name="T2"/>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0:57:42.088769665</meta:creation-date>
    <dc:date>2019-01-14T21:11:59.363110018</dc:date>
    <meta:editing-duration>PT9H21M47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123" meta:character-count="151" meta:non-whitespace-character-count="143"/>
  </office:meta>
</office:document-meta>
</file>